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ing_20_1" style:master-page-name="First_20_Page">
      <style:paragraph-properties style:page-number="auto"/>
    </style:style>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master-page-name="First_20_Page">
      <style:paragraph-properties style:page-number="auto"/>
    </style:style>
    <style:style style:name="P1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12"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3"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4" style:family="paragraph" style:parent-style-name="Footer">
      <style:paragraph-properties>
        <style:tab-stops>
          <style:tab-stop style:position="3in" style:type="center"/>
          <style:tab-stop style:position="6.5in" style:type="right"/>
        </style:tab-stops>
      </style:paragraph-properties>
    </style:style>
    <style:style style:name="P15" style:family="paragraph" style:parent-style-name="Contents_20_2">
      <style:paragraph-properties>
        <style:tab-stops>
          <style:tab-stop style:position="6.9252in" style:type="right" style:leader-style="dotted" style:leader-text="."/>
        </style:tab-stops>
      </style:paragraph-properties>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agraph-properties style:writing-mode="lr-tb"/>
    </style:style>
    <style:style style:name="P18"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10pt" style:font-size-asian="10pt" style:font-size-complex="10pt"/>
    </style:style>
    <style:style style:name="T6" style:family="text">
      <style:text-properties style:text-position="super 58%"/>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339917200" text:id="ct339917200">
          <text:deletion>
            <office:change-info>
              <dc:creator>Bob Jacobsen</dc:creator>
              <dc:date>2010-10-10T10:47:00</dc:date>
            </office:change-info>
            <text:h text:style-name="P1" text:outline-level="1">Title</text:h>
          </text:deletion>
        </text:changed-region>
        <text:changed-region xml:id="ct339917344" text:id="ct339917344">
          <text:insertion>
            <office:change-info>
              <dc:creator>Bob Jacobsen</dc:creator>
              <dc:date>2010-10-10T10:47:00</dc:date>
            </office:change-info>
          </text:insertion>
        </text:changed-region>
        <text:changed-region xml:id="ct339869584" text:id="ct339869584">
          <text:insertion>
            <office:change-info>
              <dc:creator>Bob Jacobsen</dc:creator>
              <dc:date>2010-10-10T10:48:00</dc:date>
            </office:change-info>
          </text:insertion>
        </text:changed-region>
        <text:changed-region xml:id="ct339917824" text:id="ct339917824">
          <text:deletion>
            <office:change-info>
              <dc:creator>Bob Jacobsen</dc:creator>
              <dc:date>2010-10-10T10:59:00</dc:date>
            </office:change-info>
            <text:h text:style-name="Heading_20_2" text:outline-level="2"/>
            <text:h text:style-name="Heading_20_2" text:outline-level="2"/>
          </text:deletion>
        </text:changed-region>
        <text:changed-region xml:id="ct339869680" text:id="ct339869680">
          <text:deletion>
            <office:change-info>
              <dc:creator>Bob Jacobsen</dc:creator>
              <dc:date>2010-10-10T10:59:00</dc:date>
            </office:change-info>
            <text:h text:style-name="Heading_20_2" text:outline-level="2"><text:s/>(Informative)</text:h>
          </text:deletion>
        </text:changed-region>
        <text:changed-region xml:id="ct339870016" text:id="ct339870016">
          <text:insertion>
            <office:change-info>
              <dc:creator>Bob Jacobsen</dc:creator>
              <dc:date>2010-10-10T20:04:00</dc:date>
            </office:change-info>
          </text:insertion>
        </text:changed-region>
        <text:changed-region xml:id="ct339870112" text:id="ct339870112">
          <text:deletion>
            <office:change-info>
              <dc:creator>Bob Jacobsen</dc:creator>
              <dc:date>2010-10-10T10:59:00</dc:date>
            </office:change-info>
            <text:p text:style-name="Standard"><text:s/>(Normative)</text:p>
          </text:deletion>
        </text:changed-region>
        <text:changed-region xml:id="ct339917520" text:id="ct339917520">
          <text:insertion>
            <office:change-info>
              <dc:creator>Bob Jacobsen</dc:creator>
              <dc:date>2010-10-10T20:04:00</dc:date>
            </office:change-info>
          </text:insertion>
        </text:changed-region>
        <text:changed-region xml:id="ct339870208" text:id="ct339870208">
          <text:insertion>
            <office:change-info>
              <dc:creator>Bob Jacobsen</dc:creator>
              <dc:date>2010-10-10T20:05:00</dc:date>
            </office:change-info>
          </text:insertion>
        </text:changed-region>
        <text:changed-region xml:id="ct339979120" text:id="ct339979120">
          <text:insertion>
            <office:change-info>
              <dc:creator>Bob Jacobsen</dc:creator>
              <dc:date>2010-10-10T20:06:00</dc:date>
            </office:change-info>
          </text:insertion>
        </text:changed-region>
        <text:changed-region xml:id="ct339870432" text:id="ct339870432">
          <text:insertion>
            <office:change-info>
              <dc:creator>Bob Jacobsen</dc:creator>
              <dc:date>2010-10-10T20:06:00</dc:date>
            </office:change-info>
          </text:insertion>
        </text:changed-region>
        <text:changed-region xml:id="ct339871056" text:id="ct339871056">
          <text:deletion>
            <office:change-info>
              <dc:creator>Bob Jacobsen</dc:creator>
              <dc:date>2010-10-10T10:59:00</dc:date>
            </office:change-info>
            <text:p text:style-name="Standard"><text:s/>(Normative)</text:p>
          </text:deletion>
        </text:changed-region>
        <text:changed-region xml:id="ct339979648" text:id="ct339979648">
          <text:insertion>
            <office:change-info>
              <dc:creator>Bob Jacobsen</dc:creator>
              <dc:date>2010-10-10T20:06:00</dc:date>
            </office:change-info>
          </text:insertion>
        </text:changed-region>
        <text:changed-region xml:id="ct339871552" text:id="ct339871552">
          <text:insertion>
            <office:change-info>
              <dc:creator>Bob Jacobsen</dc:creator>
              <dc:date>2010-10-10T20:07:00</dc:date>
            </office:change-info>
          </text:insertion>
        </text:changed-region>
        <text:changed-region xml:id="ct339871856" text:id="ct339871856">
          <text:insertion>
            <office:change-info>
              <dc:creator>Bob Jacobsen</dc:creator>
              <dc:date>2010-10-10T19:24:00</dc:date>
            </office:change-info>
          </text:insertion>
        </text:changed-region>
        <text:changed-region xml:id="ct339871408" text:id="ct339871408">
          <text:deletion>
            <office:change-info>
              <dc:creator>Bob Jacobsen</dc:creator>
              <dc:date>2010-10-10T11:00:00</dc:date>
            </office:change-info>
            <text:p text:style-name="Standard"><text:s/>(Normative)</text:p>
          </text:deletion>
        </text:changed-region>
        <text:changed-region xml:id="ct340638240" text:id="ct340638240">
          <text:insertion>
            <office:change-info>
              <dc:creator>Bob Jacobsen</dc:creator>
              <dc:date>2010-10-10T19:24:00</dc:date>
            </office:change-info>
          </text:insertion>
        </text:changed-region>
        <text:changed-region xml:id="ct339871952" text:id="ct339871952">
          <text:insertion>
            <office:change-info>
              <dc:creator>Bob Jacobsen</dc:creator>
              <dc:date>2010-10-10T19:25:00</dc:date>
            </office:change-info>
          </text:insertion>
        </text:changed-region>
        <text:changed-region xml:id="ct339872048" text:id="ct339872048">
          <text:insertion>
            <office:change-info>
              <dc:creator>Bob Jacobsen</dc:creator>
              <dc:date>2010-10-10T19:59:00</dc:date>
            </office:change-info>
          </text:insertion>
        </text:changed-region>
        <text:changed-region xml:id="ct340638864" text:id="ct340638864">
          <text:insertion>
            <office:change-info>
              <dc:creator>Bob Jacobsen</dc:creator>
              <dc:date>2010-10-10T20:00:00</dc:date>
            </office:change-info>
          </text:insertion>
        </text:changed-region>
        <text:changed-region xml:id="ct339872336" text:id="ct339872336">
          <text:insertion>
            <office:change-info>
              <dc:creator>Bob Jacobsen</dc:creator>
              <dc:date>2010-10-10T18:49:00</dc:date>
            </office:change-info>
          </text:insertion>
        </text:changed-region>
        <text:changed-region xml:id="ct339872432" text:id="ct339872432">
          <text:deletion>
            <office:change-info>
              <dc:creator>Bob Jacobsen</dc:creator>
              <dc:date>2010-10-10T10:59:00</dc:date>
            </office:change-info>
            <text:p text:style-name="Standard"><text:s/>(Normative)</text:p>
          </text:deletion>
        </text:changed-region>
        <text:changed-region xml:id="ct340638496" text:id="ct340638496">
          <text:insertion>
            <office:change-info>
              <dc:creator>Bob Jacobsen</dc:creator>
              <dc:date>2010-10-10T18:49:00</dc:date>
            </office:change-info>
          </text:insertion>
        </text:changed-region>
        <text:changed-region xml:id="ct339872528" text:id="ct339872528">
          <text:insertion>
            <office:change-info>
              <dc:creator>Bob Jacobsen</dc:creator>
              <dc:date>2010-10-10T18:50:00</dc:date>
            </office:change-info>
          </text:insertion>
        </text:changed-region>
        <text:changed-region xml:id="ct443335264" text:id="ct443335264">
          <text:insertion>
            <office:change-info>
              <dc:creator>Bob Jacobsen</dc:creator>
              <dc:date>2012-05-12T22:22:00</dc:date>
            </office:change-info>
          </text:insertion>
        </text:changed-region>
        <text:changed-region xml:id="ct340407904" text:id="ct340407904">
          <text:insertion>
            <office:change-info>
              <dc:creator>Bob Jacobsen</dc:creator>
              <dc:date>2012-05-12T22:23:00</dc:date>
            </office:change-info>
          </text:insertion>
        </text:changed-region>
        <text:changed-region xml:id="ct542684896" text:id="ct542684896">
          <text:insertion>
            <office:change-info>
              <dc:creator>Bob Jacobsen</dc:creator>
              <dc:date>2012-05-12T22:24:00</dc:date>
            </office:change-info>
          </text:insertion>
        </text:changed-region>
        <text:changed-region xml:id="ct339872688" text:id="ct339872688">
          <text:insertion>
            <office:change-info>
              <dc:creator>Bob Jacobsen</dc:creator>
              <dc:date>2010-10-10T11:00:00</dc:date>
            </office:change-info>
          </text:insertion>
        </text:changed-region>
        <text:changed-region xml:id="ct339872784" text:id="ct339872784">
          <text:insertion>
            <office:change-info>
              <dc:creator>Bob Jacobsen</dc:creator>
              <dc:date>2010-10-10T18:49:00</dc:date>
            </office:change-info>
          </text:insertion>
        </text:changed-region>
        <text:changed-region xml:id="ct339872880" text:id="ct339872880">
          <text:deletion>
            <office:change-info>
              <dc:creator>Bob Jacobsen</dc:creator>
              <dc:date>2010-10-10T10:59:00</dc:date>
            </office:change-info>
            <text:p text:style-name="Standard"><text:s/>(Normative)</text:p>
          </text:deletion>
        </text:changed-region>
        <text:changed-region xml:id="ct339873200" text:id="ct339873200">
          <text:insertion>
            <office:change-info>
              <dc:creator>Bob Jacobsen</dc:creator>
              <dc:date>2010-10-10T11:00:00</dc:date>
            </office:change-info>
          </text:insertion>
        </text:changed-region>
        <text:changed-region xml:id="ct340638336" text:id="ct340638336">
          <text:insertion>
            <office:change-info>
              <dc:creator>Bob Jacobsen</dc:creator>
              <dc:date>2010-10-10T18:30:00</dc:date>
            </office:change-info>
          </text:insertion>
        </text:changed-region>
        <text:changed-region xml:id="ct340682528" text:id="ct340682528">
          <text:insertion>
            <office:change-info>
              <dc:creator>Bob Jacobsen</dc:creator>
              <dc:date>2010-10-10T19:14:00</dc:date>
            </office:change-info>
          </text:insertion>
        </text:changed-region>
        <text:changed-region xml:id="ct339985920" text:id="ct339985920">
          <text:insertion>
            <office:change-info>
              <dc:creator>Bob Jacobsen</dc:creator>
              <dc:date>2010-10-10T18:41:00</dc:date>
            </office:change-info>
          </text:insertion>
        </text:changed-region>
        <text:changed-region xml:id="ct340682720" text:id="ct340682720">
          <text:insertion>
            <office:change-info>
              <dc:creator>Bob Jacobsen</dc:creator>
              <dc:date>2010-10-10T18:42:00</dc:date>
            </office:change-info>
          </text:insertion>
        </text:changed-region>
        <text:changed-region xml:id="ct339873600" text:id="ct339873600">
          <text:insertion>
            <office:change-info>
              <dc:creator>Bob Jacobsen</dc:creator>
              <dc:date>2010-10-10T20:01:00</dc:date>
            </office:change-info>
          </text:insertion>
        </text:changed-region>
        <text:changed-region xml:id="ct339873696" text:id="ct339873696">
          <text:insertion>
            <office:change-info>
              <dc:creator>Bob Jacobsen</dc:creator>
              <dc:date>2010-10-10T20:02:00</dc:date>
            </office:change-info>
          </text:insertion>
        </text:changed-region>
        <text:changed-region xml:id="ct339986240" text:id="ct339986240">
          <text:insertion>
            <office:change-info>
              <dc:creator>Bob Jacobsen</dc:creator>
              <dc:date>2010-10-10T20:07:00</dc:date>
            </office:change-info>
          </text:insertion>
        </text:changed-region>
        <text:changed-region xml:id="ct339986336" text:id="ct339986336">
          <text:insertion>
            <office:change-info>
              <dc:creator>Bob Jacobsen</dc:creator>
              <dc:date>2010-10-10T20:08:00</dc:date>
            </office:change-info>
          </text:insertion>
        </text:changed-region>
        <text:changed-region xml:id="ct340627056" text:id="ct340627056">
          <text:insertion>
            <office:change-info>
              <dc:creator>Bob Jacobsen</dc:creator>
              <dc:date>2010-10-10T10:5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change text:change-id="ct339917200"/><text:change-start text:change-id="ct339917344"/>Introduction<text:change-end text:change-id="ct339917344"/><text:change-start text:change-id="ct339869584"/></text:h>
      <text:p text:style-name="Standard">OpenLCB defines a number of specific protocols for interacting with nodes, including event exchange, datagrams, streams, configuration, etc. These protocols are optional, in the sense that not every node will implement every one. </text:p>
      <text:p text:style-name="Standard">To determine which protocols a node implements, a Protocol Support Inquiry message is sent to the specific node. It will reply with a Protocol Support Reply message that contains six bytes of data. A specific bit position has been reserved for each defined protocol. If the bit is zero or not present, the protocol is not supported and requests to use it will result in a error. If present and 1, the protocol is supported.</text:p>
      <text:p text:style-name="Standard">It is not necessary to check whether an addressed protocol is supported by a node before attempting to use the protocol. If it's not, the standard error handling mechanism will indicate that.</text:p>
      <text:p text:style-name="Standard">This protocol provides a way to check, without errors, whether the protocol is supported. Avoiding errors provides a cleaner system. <text:s/>Further, this protocol can check support for protocols that use global (non-addressed messages); nodes are not permitted to return errors for global messages.</text:p>
      <text:h text:style-name="Heading_20_1" text:outline-level="1">Annotations to the Standard</text:h>
      <text:h text:style-name="Heading_20_2" text:outline-level="2"><text:change-end text:change-id="ct339869584"/><text:change text:change-id="ct339917824"/>Introduction<text:change text:change-id="ct339869680"/></text:h>
      <text:h text:style-name="Heading_20_2" text:outline-level="2">Intended Use<text:change-start text:change-id="ct339870016"/></text:h>
      <text:p text:style-name="Standard"><text:change-end text:change-id="ct339870016"/><text:change text:change-id="ct339870112"/><text:change-start text:change-id="ct339917520"/>Although this protocol isn't mandatory, it's a very good idea to provide it. <text:s/>High-function nodes such as PC programs are likely to use it to customize their operation. Pr<text:change-end text:change-id="ct339917520"/><text:change-start text:change-id="ct339870208"/>ogrammers are more likely to use this protocol rather than write special error-handling code for each of the many different protocols. <text:change-end text:change-id="ct339870208"/><text:change-start text:change-id="ct339979120"/>Use of this protocol also avoids “intentional errors”, which might confuse or annoy users.<text:change-end text:change-id="ct339979120"/></text:p>
      <text:h text:style-name="Heading_20_2" text:outline-level="2">Reference and Context<text:change-start text:change-id="ct339870432"/></text:h>
      <text:p text:style-name="Standard"><text:change-end text:change-id="ct339870432"/><text:change text:change-id="ct339871056"/><text:change-start text:change-id="ct339979648"/>We don't explicitly reference all the protocol definitions that <text:change-end text:change-id="ct339979648"/><text:change-start text:change-id="ct339871552"/>are associated with specific bits. <text:s/>Implementors can find them from the protocol names, and we don't want to clog up this section of the Standard <text:span text:style-name="T7">with a</text:span> set of references that we'll <text:span text:style-name="T7">have</text:span> to update continually.<text:change-end text:change-id="ct339871552"/></text:p>
      <text:h text:style-name="Heading_20_2" text:outline-level="2"><text:soft-page-break/>Messages<text:change-start text:change-id="ct339871856"/></text:h>
      <text:p text:style-name="Standard"><text:change-end text:change-id="ct339871856"/><text:change text:change-id="ct339871408"/><text:change-start text:change-id="ct340638240"/>The CAN messages were defined to be part of the “simple” subset. <text:s/>Low-e<text:change-end text:change-id="ct340638240"/><text:change-start text:change-id="ct339871952"/>nd nodes may want to implement this protocol so that higher-function nodes can easily learn their limitations.<text:change-end text:change-id="ct339871952"/><text:change-start text:change-id="ct339872048"/></text:p>
      <text:p text:style-name="Standard">Generally, the node designer will just provide a simple fixed value for the reply. On CAN, the entire frame is fixed except for the source and destination aliases. <text:s/><text:change-end text:change-id="ct339872048"/><text:change-start text:change-id="ct340638864"/>The destination alias can be taken directly from the request packet.<text:change-end text:change-id="ct340638864"/></text:p>
      <text:h text:style-name="Heading_20_2" text:outline-level="2">Interactions<text:change-start text:change-id="ct339872336"/></text:h>
      <text:p text:style-name="Standard"><text:change-end text:change-id="ct339872336"/><text:change text:change-id="ct339872432"/><text:change-start text:change-id="ct340638496"/>Othe<text:change-end text:change-id="ct340638496"/><text:change-start text:change-id="ct339872528"/>r nodes can snoop on these interactions to learn the protocols supported by a node, without having to send their own inquiry. <text:s/>It's not expected that the protocols supported by a specific node will change with time, although the Standard does not require that they be immutable.<text:change-end text:change-id="ct339872528"/><text:change-start text:change-id="ct443335264"/></text:p>
      <text:p text:style-name="Standard">A node supporting this protocol must promptly reply to the Inquiry message with the Reply message. On the other hand, the general message standard requires that a node not supporting <text:change-end text:change-id="ct443335264"/><text:change-start text:change-id="ct340407904"/>this protocol reply to the Inquiry message with a Optional Interaction Rejected message. <text:s/>Either way, a node sending a Protocol Id Inquiry message can c<text:change-end text:change-id="ct340407904"/><text:change-start text:change-id="ct542684896"/>ount on getting a rapid reply.<text:change-end text:change-id="ct542684896"/></text:p>
      <text:h text:style-name="Heading_20_2" text:outline-level="2">Protocol Identification Values<text:change-start text:change-id="ct339872688"/></text:h>
      <text:p text:style-name="Standard"><text:change-end text:change-id="ct339872688"/><text:change-start text:change-id="ct339872784"/>The length of the field is constrained by the CAN packet length. </text:p>
      <text:p text:style-name="Standard"><text:change-end text:change-id="ct339872784"/><text:change text:change-id="ct339872880"/><text:change-start text:change-id="ct339873200"/>OpenLCB is big-endian, so these have been assigned from the MSB of the 1<text:span text:style-name="T6">st</text:span> byte.<text:change-end text:change-id="ct339873200"/><text:change-start text:change-id="ct340638336"/></text:p>
      <text:p text:style-name="Standard">The MSB for Protocol Identification Protocol is always <text:change-end text:change-id="ct340638336"/><text:change-start text:change-id="ct340682528"/>1, because it has to be present for the reply to be generated.<text:change-end text:change-id="ct340682528"/><text:change-start text:change-id="ct339985920"/></text:p>
      <text:p text:style-name="P9">0x00 00 00 00 00 08 through 0x00 00 00 00 00 01 are reserved for <text:change-end text:change-id="ct339985920"/><text:change-start text:change-id="ct340682720"/>control of future expansion. They'll eventually be needed when there are more <text:change-end text:change-id="ct340682720"/><text:change-start text:change-id="ct339873600"/>protocols defined than can fit in a single CAN frame.</text:p>
      <text:p text:style-name="P9">In general, nodes using this protocol don't need to know the meaning of bits defined after the node was created. <text:s/>A node is looking to see whether a particular protocol is present or not so that it <text:span text:style-name="T7">can</text:span> s<text:change-end text:change-id="ct339873600"/><text:change-start text:change-id="ct339873696"/>elect what actions to take. <text:s/>A newly-defined protocol isn't among the things that the node will try to reason about. <text:s/>This allows us to eventually extend the length of the reply in any one of several ways.<text:change-end text:change-id="ct339873696"/><text:change-start text:change-id="ct339986240"/></text:p>
      <text:p text:style-name="P9"><text:change-end text:change-id="ct339986240"/><text:change-start text:change-id="ct339986336"/>We define the bits here, rather than in the individual protocol definitions, to reduce the risk of duplicate assignments. Duplicate assignments would be obvious here, but not so much when spread across separate documents.<text:change-end text:change-id="ct339986336"/><text:change-start text:change-id="ct340627056"/></text:p>
      <text:p text:style-name="Standard"><text:change-end text:change-id="ct34062705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text:s/>1 Introduction<text:tab/>1</text:p>
          <text:p text:style-name="P16"><text:s/>2 Annotations to the Standard<text:tab/>1</text:p>
          <text:p text:style-name="P15"><text:s/>2.1 Introduction<text:tab/>1</text:p>
          <text:p text:style-name="P15"><text:s/>2.2 Intended Use<text:tab/>1</text:p>
          <text:p text:style-name="P15"><text:soft-page-break/><text:s/>2.3 Reference and Context<text:tab/>1</text:p>
          <text:p text:style-name="P15"><text:s/>2.4 Messages<text:tab/>2</text:p>
          <text:p text:style-name="P15"><text:s/>2.5 Interactions<text:tab/>2</text:p>
          <text:p text:style-name="P15"><text:s/>2.6 Protocol Identification Values<text:tab/>2</text:p>
        </text:index-body>
      </text:table-of-cont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10pt" style:font-size-asian="10pt" style:font-size-complex="10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340564416" text:id="ct340564416">
            <text:deletion>
              <office:change-info>
                <dc:creator>Bob Jacobsen</dc:creator>
                <dc:date>2010-10-08T17:22:00</dc:date>
              </office:change-info>
              <text:p text:style-name="MP1">NMRA Technical Note (number)</text:p>
            </text:deletion>
          </text:changed-region>
          <text:changed-region xml:id="ct340564544" text:id="ct340564544">
            <text:insertion>
              <office:change-info>
                <dc:creator>Bob Jacobsen</dc:creator>
                <dc:date>2010-10-08T17:22:00</dc:date>
              </office:change-info>
            </text:insertion>
          </text:changed-region>
        </text:tracked-changes>
        <text:p text:style-name="MP1"><draw:custom-shape text:anchor-type="char" draw:z-index="2"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340564416"/><text:change-start text:change-id="ct340564544"/>OpenLCB Protocol Identification Protocol Technical Note<text:change-end text:change-id="ct340564544"/></text:p>
      </style:header>
      <style:footer>
        <text:tracked-changes>
          <text:changed-region xml:id="ct340590416" text:id="ct340590416">
            <text:deletion>
              <office:change-info>
                <dc:creator>Bob Jacobsen</dc:creator>
                <dc:date>2010-10-08T17:23:00</dc:date>
              </office:change-info>
              <text:p text:style-name="MP4"><text:span text:style-name="MT2">Title</text:span><text:span text:style-name="MT3"><text:tab/></text:span></text:p>
            </text:deletion>
          </text:changed-region>
          <text:changed-region xml:id="ct442955392" text:id="ct442955392">
            <text:insertion>
              <office:change-info>
                <dc:creator>Bob Jacobsen</dc:creator>
                <dc:date>2011-07-23T20:07:00</dc:date>
              </office:change-info>
            </text:insertion>
          </text:changed-region>
        </text:tracked-changes>
        <text:p text:style-name="MP4"><text:change text:change-id="ct340590416"/><text:change-start text:change-id="ct442955392"/><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442955392"/><text:span text:style-name="MT3"><text:tab/>Page </text:span><text:span text:style-name="Page_20_Number"><text:span text:style-name="MT3"><text:page-number text:select-page="current">3</text:page-number></text:span></text:span><text:span text:style-name="Page_20_Number"><text:span text:style-name="MT3"> of </text:span></text:span><text:span text:style-name="Page_20_Number"><text:span text:style-name="MT3"><text:page-count style:num-format="1">3</text:page-count></text:span></text:span><text:span text:style-name="Page_20_Number"><text:span text:style-name="MT3"> - </text:span></text:span><text:span text:style-name="Page_20_Number"><text:span text:style-name="MT3"><text:date style:data-style-name="N116" text:date-value="2012-05-12T22:24:30">5/12/2012</text:date></text:span></text:span></text:p>
      </style:footer>
    </style:master-page>
    <style:master-page style:name="First_20_Page" style:display-name="First Page" style:page-layout-name="Mpm2" style:next-style-name="Standard">
      <style:header>
        <text:tracked-changes>
          <text:changed-region xml:id="ct339945152" text:id="ct339945152">
            <text:deletion>
              <office:change-info>
                <dc:creator>Bob Jacobsen</dc:creator>
                <dc:date>2010-10-07T21:46:00</dc:date>
              </office:change-info>
              <text:p text:style-name="MP7"><text:span text:style-name="MT4">NMRA TECHNICAL NOTES</text:span></text:p>
            </text:deletion>
          </text:changed-region>
          <text:changed-region xml:id="ct442839856" text:id="ct442839856">
            <text:insertion>
              <office:change-info>
                <dc:creator>Bob Jacobsen</dc:creator>
                <dc:date>2010-10-08T17:19:00</dc:date>
              </office:change-info>
            </text:insertion>
          </text:changed-region>
          <text:changed-region xml:id="ct339945008" text:id="ct339945008">
            <text:insertion>
              <office:change-info>
                <dc:creator>Bob Jacobsen</dc:creator>
                <dc:date>2010-10-10T10:46:00</dc:date>
              </office:change-info>
            </text:insertion>
          </text:changed-region>
          <text:changed-region xml:id="ct442840048" text:id="ct442840048">
            <text:deletion>
              <office:change-info>
                <dc:creator>Bob Jacobsen</dc:creator>
                <dc:date>2010-10-10T10:46:00</dc:date>
              </office:change-info>
              <text:p text:style-name="MP7">(title)</text:p>
            </text:deletion>
          </text:changed-region>
          <text:changed-region xml:id="ct442840160" text:id="ct442840160">
            <text:insertion>
              <office:change-info>
                <dc:creator>Bob Jacobsen</dc:creator>
                <dc:date>2010-10-10T10:46:00</dc:date>
              </office:change-info>
            </text:insertion>
          </text:changed-region>
          <text:changed-region xml:id="ct442840256" text:id="ct442840256">
            <text:deletion>
              <office:change-info>
                <dc:creator>Bob Jacobsen</dc:creator>
                <dc:date>2010-10-08T17:19:00</dc:date>
              </office:change-info>
              <text:p text:style-name="MP7">(date)</text:p>
            </text:deletion>
          </text:changed-region>
          <text:changed-region xml:id="ct339948288" text:id="ct339948288">
            <text:insertion>
              <office:change-info>
                <dc:creator>Bob Jacobsen</dc:creator>
                <dc:date>2010-10-14T08:41:00</dc:date>
              </office:change-info>
            </text:insertion>
          </text:changed-region>
          <text:changed-region xml:id="ct339946128" text:id="ct339946128">
            <text:deletion>
              <office:change-info>
                <dc:creator>Bob Jacobsen</dc:creator>
                <dc:date>2010-10-07T21:47:00</dc:date>
              </office:change-info>
              <text:p text:style-name="MP7">(number)</text:p>
            </text:deletion>
          </text:changed-region>
          <text:changed-region xml:id="ct442840352" text:id="ct442840352">
            <text:insertion>
              <office:change-info>
                <dc:creator>Bob Jacobsen</dc:creator>
                <dc:date>2010-10-10T12:13: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3"><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change text:change-id="ct339945152"/><text:change-start text:change-id="ct442839856"/>OpenLCB <text:change-end text:change-id="ct442839856"/><text:change-start text:change-id="ct339945008"/>Technical Note<text:change-end text:change-id="ct339945008"/></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442840048"/><text:change-start text:change-id="ct442840160"/>Protocol Identification Protocol<text:change-end text:change-id="ct442840160"/></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change text:change-id="ct442840256"/><text:change-start text:change-id="ct339948288"/><text:date style:data-style-name="N75" text:date-value="2012-05-12T22:24:30">May 12, 2012</text:date><text:change-end text:change-id="ct339948288"/></text:p>
            </table:table-cell>
            <table:table-cell table:style-name="Table1.C1" office:value-type="string">
              <text:p text:style-name="MP7"><text:change text:change-id="ct339946128"/><text:change-start text:change-id="ct442840352"/>Preliminary<text:change-end text:change-id="ct442840352"/></text:p>
            </table:table-cell>
          </table:table-row>
        </table:table>
        <text:p text:style-name="Header"/>
      </style:header>
      <style:footer>
        <text:tracked-changes>
          <text:changed-region xml:id="ct339950208" text:id="ct339950208">
            <text:deletion>
              <office:change-info>
                <dc:creator>Bob Jacobsen</dc:creator>
                <dc:date>2011-07-23T20:07:00</dc:date>
              </office:change-info>
              <text:p text:style-name="MP8"><text:span text:style-name="MT5">and A. Shepherd</text:span></text:p>
            </text:deletion>
          </text:changed-region>
          <text:changed-region xml:id="ct339955984" text:id="ct339955984">
            <text:deletion>
              <office:change-info>
                <dc:creator>Bob Jacobsen</dc:creator>
                <dc:date>2010-10-08T17:21:00</dc:date>
              </office:change-info>
              <text:p text:style-name="MP8"><text:span text:style-name="MT5">A. Robinson, </text:span></text:p>
            </text:deletion>
          </text:changed-region>
          <text:changed-region xml:id="ct339955888" text:id="ct339955888">
            <text:deletion>
              <office:change-info>
                <dc:creator>Bob Jacobsen</dc:creator>
                <dc:date>2011-07-23T20:07:00</dc:date>
              </office:change-info>
              <text:p text:style-name="MP8"><text:span text:style-name="MT5">, by J. Day, D. Harris, B. Jacobsen, </text:span></text:p>
            </text:deletion>
          </text:changed-region>
          <text:changed-region xml:id="ct339950336" text:id="ct339950336">
            <text:deletion>
              <office:change-info>
                <dc:creator>Bob Jacobsen</dc:creator>
                <dc:date>2010-10-07T21:47:00</dc:date>
              </office:change-info>
              <text:p text:style-name="MP8"><text:span text:style-name="MT5">90</text:span></text:p>
            </text:deletion>
          </text:changed-region>
          <text:changed-region xml:id="ct339950480" text:id="ct339950480">
            <text:deletion>
              <office:change-info>
                <dc:creator>Bob Jacobsen</dc:creator>
                <dc:date>2011-07-23T20:07:00</dc:date>
              </office:change-info>
              <text:p text:style-name="MP8"><text:span text:style-name="MT5">Copyright 20</text:span></text:p>
            </text:deletion>
          </text:changed-region>
          <text:changed-region xml:id="ct339953120" text:id="ct339953120">
            <text:insertion>
              <office:change-info>
                <dc:creator>Bob Jacobsen</dc:creator>
                <dc:date>2011-07-23T20:07:00</dc:date>
              </office:change-info>
            </text:insertion>
          </text:changed-region>
        </text:tracked-changes>
        <text:p text:style-name="MP8"><text:change text:change-id="ct339950208"/><text:change text:change-id="ct339955984"/><text:change text:change-id="ct339955888"/><text:change text:change-id="ct339950336"/><text:change text:change-id="ct339950480"/><text:change-start text:change-id="ct339953120"/><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339953120"/><text:span text:style-name="MT5"><text:tab/></text:span><text:span text:style-name="MT6">Page </text:span><text:span text:style-name="Page_20_Number"><text:span text:style-name="MT6"><text:page-number text:select-page="current">3</text:page-number></text:span></text:span><text:span text:style-name="Page_20_Number"><text:span text:style-name="MT6"> of </text:span></text:span><text:span text:style-name="Page_20_Number"><text:span text:style-name="MT6"><text:page-count style:num-format="1">3</text:page-count></text:span></text:span><text:span text:style-name="Page_20_Number"><text:span text:style-name="MT6"> - </text:span></text:span><text:span text:style-name="Page_20_Number"><text:span text:style-name="MT6"><text:date style:data-style-name="N116" text:date-value="2012-05-12T22:24:30">5/12/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Protocol Identification Protocol Technical Note</dc:title>
    <meta:initial-creator>Alex Shepherd</meta:initial-creator>
    <meta:creation-date>2009-01-22T07:11:27</meta:creation-date>
    <meta:editing-cycles>84</meta:editing-cycles>
    <meta:editing-duration>PT13H11M43S</meta:editing-duration>
    <meta:generator>OpenOffice.org/3.3$Unix OpenOffice.org_project/330m20$Build-9567</meta:generator>
    <dc:date>2012-05-12T22:24:30</dc:date>
    <dc:creator>Bob Jacobsen</dc:creator>
    <meta:keyword>OpenLCB Protocol Identification</meta:keyword>
    <meta:document-statistic meta:table-count="1" meta:image-count="1" meta:object-count="0" meta:page-count="3" meta:paragraph-count="58" meta:word-count="806" meta:character-count="4933"/>
    <meta:user-defined meta:name="Info 1"/>
    <meta:user-defined meta:name="Info 2"/>
    <meta:user-defined meta:name="Info 3"/>
    <meta:user-defined meta:name="Info 4"/>
  </office:meta>
</office:document-meta>
</file>